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112A254E526C05B6F22.png" manifest:media-type="image/png"/>
  <manifest:file-entry manifest:full-path="Pictures/10000000000000BB00000104B608B62592BD5115.png" manifest:media-type="image/png"/>
  <manifest:file-entry manifest:full-path="Pictures/10000000000000A2000000FF6CFDE9B9906FCB6B.png" manifest:media-type="image/png"/>
  <manifest:file-entry manifest:full-path="Pictures/10000000000000FC00000115045966619C76A32D.png" manifest:media-type="image/png"/>
  <manifest:file-entry manifest:full-path="Pictures/10000000000000B50000008CF81EFE036E7420A7.png" manifest:media-type="image/png"/>
  <manifest:file-entry manifest:full-path="Pictures/10000000000000FE0000011B30C3D83689F40545.png" manifest:media-type="image/png"/>
  <manifest:file-entry manifest:full-path="Pictures/10000000000000F700000117126BF06AD258178D.png" manifest:media-type="image/png"/>
  <manifest:file-entry manifest:full-path="Pictures/10000000000000F80000011563371C811324AA10.png" manifest:media-type="image/png"/>
  <manifest:file-entry manifest:full-path="Pictures/10000000000000F900000115931793437F60BF2A.png" manifest:media-type="image/png"/>
  <manifest:file-entry manifest:full-path="Pictures/10000000000000FB00000116EFC3E8F31F2AF5AC.png" manifest:media-type="image/png"/>
  <manifest:file-entry manifest:full-path="Pictures/10000000000000D700000088E2E65132E6448B9B.png" manifest:media-type="image/png"/>
  <manifest:file-entry manifest:full-path="Pictures/10000000000000FA000001190C3422D857FA0263.png" manifest:media-type="image/png"/>
  <manifest:file-entry manifest:full-path="Pictures/10000000000000B6000000BD15F75DD43ECE5960.png" manifest:media-type="image/png"/>
  <manifest:file-entry manifest:full-path="Pictures/10000000000000A3000000F0A10F287CE6352E8B.png" manifest:media-type="image/png"/>
  <manifest:file-entry manifest:full-path="Pictures/10000000000000FB00000116A4682288086F4F55.png" manifest:media-type="image/png"/>
  <manifest:file-entry manifest:full-path="Pictures/10000000000000FC000001194173C6BB22F702C1.png" manifest:media-type="image/png"/>
  <manifest:file-entry manifest:full-path="Pictures/10000000000000BE0000005A5E97EB665C3E98B3.png" manifest:media-type="image/png"/>
  <manifest:file-entry manifest:full-path="Pictures/10000000000000CB0000008EDCF3F197093A69E8.png" manifest:media-type="image/png"/>
  <manifest:file-entry manifest:full-path="Pictures/10000000000000FD000001172944F8F890E6B86A.png" manifest:media-type="image/png"/>
  <manifest:file-entry manifest:full-path="Pictures/10000000000000FC00000116356FFD3A91C6A456.png" manifest:media-type="image/png"/>
  <manifest:file-entry manifest:full-path="Pictures/10000000000000BC0000005865A7B737D9C32F2E.png" manifest:media-type="image/png"/>
  <manifest:file-entry manifest:full-path="Pictures/10000000000000F600000115D8C21540262BB1FC.png" manifest:media-type="image/png"/>
  <manifest:file-entry manifest:full-path="Pictures/10000000000000F9000001176EF18D355BA50BE0.png" manifest:media-type="image/png"/>
  <manifest:file-entry manifest:full-path="Pictures/1000000000000092000000AB534A0B96C4F4DA8B.png" manifest:media-type="image/png"/>
  <manifest:file-entry manifest:full-path="Pictures/10000000000000B9000000AAA19DA2553BE93B01.png" manifest:media-type="image/png"/>
  <manifest:file-entry manifest:full-path="Pictures/10000000000000950000004A5F7BA0B9812CF7B1.png" manifest:media-type="image/png"/>
  <manifest:file-entry manifest:full-path="Pictures/10000000000000F900000118E8507BB035A7D9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8c4a" officeooo:paragraph-rsid="001c8c4a"/>
    </style:style>
    <style:style style:name="P2" style:family="paragraph" style:parent-style-name="Standard">
      <style:text-properties officeooo:rsid="001cdee8" officeooo:paragraph-rsid="001cdee8"/>
    </style:style>
    <style:style style:name="T1" style:family="text">
      <style:text-properties officeooo:rsid="00265a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1.408cm" svg:y="-1.789cm" svg:width="5.65cm" svg:height="6.258cm" draw:z-index="0"><draw:image xlink:href="Pictures/10000000000000FB00000116A4682288086F4F55.png" xlink:type="simple" xlink:show="embed" xlink:actuate="onLoad"/></draw:frame><draw:frame draw:style-name="fr1" draw:name="Image5" text:anchor-type="paragraph" svg:x="5.472cm" svg:y="-1.815cm" svg:width="5.593cm" svg:height="6.195cm" draw:z-index="2"><draw:image xlink:href="Pictures/10000000000000FB00000116EFC3E8F31F2AF5AC.png" xlink:type="simple" xlink:show="embed" xlink:actuate="onLoad"/></draw:frame><draw:frame draw:style-name="fr1" draw:name="Image7" text:anchor-type="paragraph" svg:x="12.252cm" svg:y="-1.799cm" svg:width="5.577cm" svg:height="6.205cm" draw:z-index="4"><draw:image xlink:href="Pictures/10000000000000F900000115931793437F60BF2A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5.934cm" svg:y="0.483cm" svg:width="4.974cm" svg:height="2.328cm" draw:z-index="3"><draw:image xlink:href="Pictures/10000000000000BC0000005865A7B737D9C32F2E.png" xlink:type="simple" xlink:show="embed" xlink:actuate="onLoad"/></draw:frame></text:p>
      <text:p text:style-name="P1"><draw:frame draw:style-name="fr1" draw:name="Image4" text:anchor-type="paragraph" svg:x="-0.508cm" svg:y="0.086cm" svg:width="3.942cm" svg:height="1.958cm" draw:z-index="1"><draw:image xlink:href="Pictures/10000000000000950000004A5F7BA0B9812CF7B1.png" xlink:type="simple" xlink:show="embed" xlink:actuate="onLoad"/></draw:frame><draw:frame draw:style-name="fr1" draw:name="Image8" text:anchor-type="paragraph" svg:x="12.681cm" svg:y="0.023cm" svg:width="5.027cm" svg:height="2.381cm" draw:z-index="5"><draw:image xlink:href="Pictures/10000000000000BE0000005A5E97EB665C3E98B3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9" text:anchor-type="paragraph" svg:x="-1.314cm" svg:y="0.079cm" svg:width="5.38cm" svg:height="5.935cm" draw:z-index="6"><draw:image xlink:href="Pictures/10000000000000FC00000116356FFD3A91C6A456.png" xlink:type="simple" xlink:show="embed" xlink:actuate="onLoad"/></draw:frame><draw:frame draw:style-name="fr1" draw:name="Image11" text:anchor-type="paragraph" svg:x="5.616cm" svg:y="0.243cm" svg:width="5.133cm" svg:height="5.719cm" draw:z-index="8"><draw:image xlink:href="Pictures/10000000000000FE0000011B30C3D83689F40545.png" xlink:type="simple" xlink:show="embed" xlink:actuate="onLoad"/></draw:frame><draw:frame draw:style-name="fr1" draw:name="Image13" text:anchor-type="paragraph" svg:x="12.256cm" svg:y="0.455cm" svg:width="5.017cm" svg:height="5.666cm" draw:z-index="10"><draw:image xlink:href="Pictures/10000000000000F700000117126BF06AD25817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x="-0.878cm" svg:y="0.171cm" svg:width="4.789cm" svg:height="3.704cm" draw:z-index="7"><draw:image xlink:href="Pictures/10000000000000B50000008CF81EFE036E7420A7.png" xlink:type="simple" xlink:show="embed" xlink:actuate="onLoad"/></draw:frame><draw:frame draw:style-name="fr1" draw:name="Image12" text:anchor-type="paragraph" svg:x="5.472cm" svg:y="0.22cm" svg:width="5.689cm" svg:height="3.598cm" draw:z-index="9"><draw:image xlink:href="Pictures/10000000000000D700000088E2E65132E6448B9B.png" xlink:type="simple" xlink:show="embed" xlink:actuate="onLoad"/></draw:frame><draw:frame draw:style-name="fr1" draw:name="Image14" text:anchor-type="paragraph" svg:x="12.06cm" svg:y="0.326cm" svg:width="5.371cm" svg:height="3.757cm" draw:z-index="11"><draw:image xlink:href="Pictures/10000000000000CB0000008EDCF3F197093A69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paragraph" svg:x="5.061cm" svg:y="0.409cm" svg:width="5.089cm" svg:height="5.731cm" draw:z-index="13"><draw:image xlink:href="Pictures/10000000000000F600000115D8C21540262BB1FC.png" xlink:type="simple" xlink:show="embed" xlink:actuate="onLoad"/></draw:frame><draw:frame draw:style-name="fr1" draw:name="Image19" text:anchor-type="paragraph" svg:x="11.852cm" svg:y="0.462cm" svg:width="5.144cm" svg:height="5.763cm" draw:z-index="15"><draw:image xlink:href="Pictures/10000000000000F9000001176EF18D355BA50BE0.png" xlink:type="simple" xlink:show="embed" xlink:actuate="onLoad"/></draw:frame><draw:frame draw:style-name="fr1" draw:name="Image15" text:anchor-type="paragraph" svg:x="-1.184cm" svg:y="0.374cm" svg:width="5.249cm" svg:height="5.863cm" draw:z-index="16"><draw:image xlink:href="Pictures/10000000000000F80000011563371C811324AA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x="-0.549cm" svg:y="0.143cm" svg:width="3.863cm" svg:height="4.524cm" draw:z-index="12"><draw:image xlink:href="Pictures/1000000000000092000000AB534A0B96C4F4DA8B.png" xlink:type="simple" xlink:show="embed" xlink:actuate="onLoad"/></draw:frame><draw:frame draw:style-name="fr1" draw:name="Image18" text:anchor-type="paragraph" svg:x="5.128cm" svg:y="0.157cm" svg:width="4.895cm" svg:height="4.498cm" draw:z-index="14"><draw:image xlink:href="Pictures/10000000000000B9000000AAA19DA2553BE93B01.png" xlink:type="simple" xlink:show="embed" xlink:actuate="onLoad"/></draw:frame><draw:frame draw:style-name="fr1" draw:name="Image20" text:anchor-type="paragraph" svg:x="11.852cm" svg:y="0.078cm" svg:width="4.815cm" svg:height="5.001cm" draw:z-index="17"><draw:image xlink:href="Pictures/10000000000000B6000000BD15F75DD43ECE59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paragraph" svg:x="-1.538cm" svg:y="-1.524cm" svg:width="6.548cm" svg:height="7.382cm" draw:z-index="18"><draw:image xlink:href="Pictures/10000000000000FD000001172944F8F890E6B86A.png" xlink:type="simple" xlink:show="embed" xlink:actuate="onLoad"/></draw:frame><draw:frame draw:style-name="fr1" draw:name="Image21" text:anchor-type="paragraph" svg:x="5.193cm" svg:y="-1.482cm" svg:width="6.668cm" svg:height="7.435cm" draw:z-index="20"><draw:image xlink:href="Pictures/10000000000000FC000001194173C6BB22F702C1.png" xlink:type="simple" xlink:show="embed" xlink:actuate="onLoad"/></draw:frame><draw:frame draw:style-name="fr1" draw:name="Image23" text:anchor-type="paragraph" svg:x="12.113cm" svg:y="-1.529cm" svg:width="6.588cm" svg:height="7.408cm" draw:z-index="22"><draw:image xlink:href="Pictures/10000000000000F900000118E8507BB035A7D94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693cm" svg:y="0.185cm" svg:width="4.313cm" svg:height="6.35cm" draw:z-index="19"><draw:image xlink:href="Pictures/10000000000000A3000000F0A10F287CE6352E8B.png" xlink:type="simple" xlink:show="embed" xlink:actuate="onLoad"/></draw:frame><draw:frame draw:style-name="fr1" draw:name="Image22" text:anchor-type="paragraph" svg:x="6.463cm" svg:y="0.109cm" svg:width="4.286cm" svg:height="6.747cm" draw:z-index="21"><draw:image xlink:href="Pictures/10000000000000A2000000FF6CFDE9B9906FCB6B.png" xlink:type="simple" xlink:show="embed" xlink:actuate="onLoad"/></draw:frame><draw:frame draw:style-name="fr1" draw:name="Image24" text:anchor-type="paragraph" svg:x="12.906cm" svg:y="0.169cm" svg:width="4.948cm" svg:height="6.879cm" draw:z-index="23"><draw:image xlink:href="Pictures/10000000000000BB00000104B608B62592BD511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5" text:anchor-type="paragraph" svg:x="-1.422cm" svg:y="4.366cm" svg:width="6.165cm" svg:height="6.929cm" draw:z-index="24"><draw:image xlink:href="Pictures/10000000000000FA000001190C3422D857FA0263.png" xlink:type="simple" xlink:show="embed" xlink:actuate="onLoad"/></draw:frame><draw:frame draw:style-name="fr1" draw:name="Image26" text:anchor-type="paragraph" svg:x="-1.051cm" svg:y="11.449cm" svg:width="5.662cm" svg:height="7.25cm" draw:z-index="25"><draw:image xlink:href="Pictures/10000000000000D600000112A254E526C05B6F22.png" xlink:type="simple" xlink:show="embed" xlink:actuate="onLoad"/></draw:frame><draw:frame draw:style-name="fr1" draw:name="Image27" text:anchor-type="paragraph" svg:x="8.844cm" svg:y="4.921cm" svg:width="6.668cm" svg:height="7.329cm" draw:z-index="26"><draw:image xlink:href="Pictures/10000000000000FC00000115045966619C76A32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span text:style-name="T1">CF code sour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51:10.884375835</meta:creation-date>
    <meta:generator>LibreOffice/5.3.6.1$Linux_X86_64 LibreOffice_project/30$Build-1</meta:generator>
    <dc:date>2019-09-20T12:50:57.311331053</dc:date>
    <meta:editing-duration>PT1H39M4S</meta:editing-duration>
    <meta:editing-cycles>8</meta:editing-cycles>
    <meta:document-statistic meta:table-count="0" meta:image-count="27" meta:object-count="0" meta:page-count="2" meta:paragraph-count="1" meta:word-count="3" meta:character-count="18" meta:non-whitespace-character-count="12"/>
  </office:meta>
</office:document-meta>
</file>